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9158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Header1</text:p>
          </table:table-cell>
          <table:table-cell office:value-type="string" table:style-name="ce1">
            <text:p>Header2</text:p>
          </table:table-cell>
          <table:table-cell office:value-type="string" table:style-name="ce1">
            <text:p>DA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zeeaz</text:p>
          </table:table-cell>
          <table:table-cell office:value-type="string" table:style-name="ce1">
            <text:p>a1</text:p>
          </table:table-cell>
          <table:table-cell office:value-type="date" office:date-value="2019-12-10T00:00:00" table:style-name="ce2">
            <text:p>10/12/20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zeeaz</text:p>
          </table:table-cell>
          <table:table-cell office:value-type="string" table:style-name="ce1">
            <text:p>a2</text:p>
          </table:table-cell>
          <table:table-cell office:value-type="date" office:date-value="2019-12-11T00:00:00" table:style-name="ce2">
            <text:p>11/12/20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zeeaz</text:p>
          </table:table-cell>
          <table:table-cell office:value-type="string" table:style-name="ce1">
            <text:p>a3</text:p>
          </table:table-cell>
          <table:table-cell office:value-type="date" office:date-value="2019-12-12T00:00:00" table:style-name="ce2">
            <text:p>12/12/20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zeeaz</text:p>
          </table:table-cell>
          <table:table-cell office:value-type="string" table:style-name="ce1">
            <text:p>a4</text:p>
          </table:table-cell>
          <table:table-cell office:value-type="date" office:date-value="2019-12-13T00:00:00" table:style-name="ce2">
            <text:p>13/12/20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zeeaz</text:p>
          </table:table-cell>
          <table:table-cell office:value-type="string" table:style-name="ce1">
            <text:p>a5</text:p>
          </table:table-cell>
          <table:table-cell office:value-type="date" office:date-value="2019-12-14T00:00:00" table:style-name="ce2">
            <text:p>14/12/20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zeeaz</text:p>
          </table:table-cell>
          <table:table-cell office:value-type="string" table:style-name="ce1">
            <text:p>a6</text:p>
          </table:table-cell>
          <table:table-cell office:value-type="date" office:date-value="2019-12-15T00:00:00" table:style-name="ce2">
            <text:p>15/12/2019</text:p>
          </table:table-cell>
          <table:table-cell table:number-columns-repeated="16381"/>
        </table:table-row>
        <table:table-row table:number-rows-repeated="1015" table:style-name="ro1">
          <table:table-cell table:number-columns-repeated="16384"/>
        </table:table-row>
        <table:table-row table:number-rows-repeated="514" table:style-name="ro1">
          <table:table-cell table:number-columns-repeated="2"/>
          <table:table-cell table:style-name="ce2"/>
          <table:table-cell table:number-columns-repeated="16381"/>
        </table:table-row>
        <table:table-row table:number-rows-repeated="1047040" table:style-name="ro1">
          <table:table-cell table:number-columns-repeated="16384"/>
        </table:table-row>
      </table:table>
      <table:database-ranges>
        <table:database-range table:target-range-address="Feuil1.A1:Feuil1.C121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4921259845in" fo:margin-bottom="0.4921259845in" fo:margin-left="0.787401575in" fo:margin-right="0.787401575in" style:table-centering="none" style:print="objects charts drawings"/>
      <style:header-style>
        <style:header-footer-properties fo:min-height="0.4921259845in" fo:margin-left="0in" fo:margin-right="0in" fo:margin-bottom="0in"/>
      </style:header-style>
      <style:footer-style>
        <style:header-footer-properties fo:min-height="0.49212598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OTA Manuel 02 31 45 16 85</meta:initial-creator>
    <dc:creator>JACQUIR Hatim</dc:creator>
    <meta:creation-date>2012-05-22T13:25:30Z</meta:creation-date>
    <dc:date>2020-07-15T14:53:12Z</dc:date>
  </office:meta>
</office:document-meta>
</file>